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charset="x-symbol"/>
    <style:font-face style:name="Wingdings 2" svg:font-family="'Wingdings 2'" style:font-charset="x-symbol"/>
    <style:font-face style:name="StarSymbol" svg:font-family="StarSymbol, 'Arial Unicode MS'"/>
    <style:font-face style:name="Tahoma1" svg:font-family="Tahoma"/>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ab-stops>
          <style:tab-stop style:position="6.932cm"/>
        </style:tab-stops>
      </style:paragraph-properties>
      <style:text-properties fo:font-size="16pt" style:font-size-asian="16pt" style:font-size-complex="16pt"/>
    </style:style>
    <style:style style:name="P2" style:family="paragraph" style:parent-style-name="Standard">
      <style:text-properties fo:font-size="16pt" fo:font-weight="normal" style:font-size-asian="16pt" style:font-weight-asian="normal" style:font-size-complex="16pt"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6.932cm"/>
        </style:tab-stops>
      </style:paragraph-properties>
      <style:text-properties fo:font-weight="bold" style:font-weight-asian="bold" style:font-weight-complex="bold"/>
    </style:style>
    <style:style style:name="P5" style:family="paragraph" style:parent-style-name="Standard">
      <style:paragraph-properties>
        <style:tab-stops>
          <style:tab-stop style:position="6.932cm"/>
        </style:tab-stops>
      </style:paragraph-properties>
    </style:style>
    <style:style style:name="P6" style:family="paragraph" style:parent-style-name="Standard">
      <style:paragraph-properties>
        <style:tab-stops>
          <style:tab-stop style:position="11.934cm"/>
        </style:tab-stops>
      </style:paragraph-properties>
    </style:style>
    <style:style style:name="P7" style:family="paragraph" style:parent-style-name="Standard">
      <style:paragraph-properties>
        <style:tab-stops>
          <style:tab-stop style:position="6.932cm"/>
        </style:tab-stops>
      </style:paragraph-properties>
      <style:text-properties fo:font-size="10pt" style:font-size-asian="10pt" style:font-size-complex="10pt"/>
    </style:style>
    <style:style style:name="P8" style:family="paragraph" style:parent-style-name="Standard">
      <style:paragraph-properties fo:text-align="center" style:justify-single-word="false">
        <style:tab-stops>
          <style:tab-stop style:position="6.932cm"/>
        </style:tab-stops>
      </style:paragraph-properties>
      <style:text-properties fo:font-weight="normal" style:font-weight-asian="normal" style:font-weight-complex="normal"/>
    </style:style>
    <style:style style:name="P9" style:family="paragraph" style:parent-style-name="Standard">
      <style:paragraph-properties fo:margin-left="1.251cm" fo:margin-right="0cm" fo:text-indent="0cm" style:auto-text-indent="false"/>
    </style:style>
    <style:style style:name="P10" style:family="paragraph" style:parent-style-name="Standard">
      <style:paragraph-properties fo:margin-left="1.251cm" fo:margin-right="0cm" fo:text-indent="0cm" style:auto-text-indent="false">
        <style:tab-stops>
          <style:tab-stop style:position="15.686cm"/>
        </style:tab-stops>
      </style:paragraph-properties>
    </style:style>
    <style:style style:name="P11" style:family="paragraph" style:parent-style-name="Standard">
      <style:paragraph-properties fo:margin-left="1.251cm" fo:margin-right="0cm" fo:text-indent="0cm" style:auto-text-indent="false">
        <style:tab-stops>
          <style:tab-stop style:position="15.686cm"/>
        </style:tab-stops>
      </style:paragraph-properties>
      <style:text-properties fo:font-weight="normal" style:font-weight-asian="normal" style:font-weight-complex="normal"/>
    </style:style>
    <style:style style:name="P12" style:family="paragraph" style:parent-style-name="Standard">
      <style:paragraph-properties fo:margin-left="1.251cm" fo:margin-right="0cm" fo:text-indent="0cm" style:auto-text-indent="false">
        <style:tab-stops>
          <style:tab-stop style:position="15.686cm"/>
        </style:tab-stops>
      </style:paragraph-properties>
      <style:text-properties fo:font-weight="normal" fo:background-color="transparent" style:font-weight-asian="normal" style:font-weight-complex="normal"/>
    </style:style>
    <style:style style:name="P13" style:family="paragraph" style:parent-style-name="Standard">
      <style:paragraph-properties fo:margin-left="1.251cm" fo:margin-right="0cm" fo:text-indent="0cm" style:auto-text-indent="false">
        <style:tab-stops>
          <style:tab-stop style:position="6.932cm"/>
        </style:tab-stops>
      </style:paragraph-properties>
    </style:style>
    <style:style style:name="P14" style:family="paragraph" style:parent-style-name="Standard">
      <style:paragraph-properties fo:margin-left="1.251cm" fo:margin-right="0cm" fo:text-indent="0cm" style:auto-text-indent="false">
        <style:tab-stops>
          <style:tab-stop style:position="15.686cm"/>
        </style:tab-stops>
      </style:paragraph-properties>
      <style:text-properties fo:font-style="italic" style:font-style-asian="italic" style:font-style-complex="italic"/>
    </style:style>
    <style:style style:name="P15" style:family="paragraph" style:parent-style-name="Standard">
      <style:paragraph-properties fo:margin-left="1.251cm" fo:margin-right="0cm" fo:text-indent="0cm" style:auto-text-indent="false">
        <style:tab-stops>
          <style:tab-stop style:position="15.686cm"/>
        </style:tab-stops>
      </style:paragraph-properties>
      <style:text-properties style:text-line-through-style="solid"/>
    </style:style>
    <style:style style:name="P16" style:family="paragraph" style:parent-style-name="Standard">
      <style:paragraph-properties fo:margin-left="1.251cm" fo:margin-right="0cm" fo:text-indent="0cm" style:auto-text-indent="false">
        <style:tab-stops>
          <style:tab-stop style:position="15.686cm"/>
        </style:tab-stops>
      </style:paragraph-properties>
      <style:text-properties fo:font-size="12pt" style:font-size-asian="12pt" style:font-size-complex="12pt"/>
    </style:style>
    <style:style style:name="P17" style:family="paragraph" style:parent-style-name="Standard">
      <style:paragraph-properties fo:margin-left="1.27cm" fo:margin-right="0cm" fo:text-indent="0cm" style:auto-text-indent="false">
        <style:tab-stops>
          <style:tab-stop style:position="15.822cm"/>
        </style:tab-stops>
      </style:paragraph-properties>
    </style:style>
    <style:style style:name="P18" style:family="paragraph" style:parent-style-name="Standard">
      <style:paragraph-properties fo:margin-left="0cm" fo:margin-right="0cm" fo:text-indent="0cm" style:auto-text-indent="false">
        <style:tab-stops>
          <style:tab-stop style:position="15.686cm"/>
        </style:tab-stops>
      </style:paragraph-properties>
      <style:text-properties fo:color="#000000" fo:font-size="12pt" fo:font-weight="bold" fo:background-color="#ffff00" style:font-size-asian="12pt" style:font-weight-asian="bold" style:font-size-complex="12pt" style:font-weight-complex="bold"/>
    </style:style>
    <style:style style:name="P19" style:family="paragraph" style:parent-style-name="Standard">
      <style:paragraph-properties fo:margin-left="0cm" fo:margin-right="0cm" fo:text-indent="0cm" style:auto-text-indent="false">
        <style:tab-stops>
          <style:tab-stop style:position="15.686cm"/>
        </style:tab-stops>
      </style:paragraph-properties>
      <style:text-properties fo:font-weight="normal" fo:background-color="transparent" style:font-weight-asian="normal" style:font-weight-complex="normal"/>
    </style:style>
    <style:style style:name="P20" style:family="paragraph" style:parent-style-name="Standard">
      <style:paragraph-properties fo:margin-left="0cm" fo:margin-right="0cm" fo:text-indent="0cm" style:auto-text-indent="false">
        <style:tab-stops>
          <style:tab-stop style:position="15.686cm"/>
        </style:tab-stops>
      </style:paragraph-properties>
    </style:style>
    <style:style style:name="P21" style:family="paragraph" style:parent-style-name="Standard">
      <style:paragraph-properties fo:margin-left="0cm" fo:margin-right="0cm" fo:text-indent="0cm" style:auto-text-indent="false">
        <style:tab-stops>
          <style:tab-stop style:position="6.932cm"/>
        </style:tab-stops>
      </style:paragraph-properties>
      <style:text-properties fo:font-weight="bold" fo:background-color="#ffff00" style:font-weight-asian="bold" style:font-weight-complex="bold"/>
    </style:style>
    <style:style style:name="P22" style:family="paragraph" style:parent-style-name="Standard">
      <style:paragraph-properties fo:margin-left="0cm" fo:margin-right="0cm" fo:text-indent="0cm" style:auto-text-indent="false">
        <style:tab-stops>
          <style:tab-stop style:position="15.686cm"/>
        </style:tab-stops>
      </style:paragraph-properties>
      <style:text-properties fo:font-weight="bold" fo:background-color="#ffff00" style:font-weight-asian="bold" style:font-weight-complex="bold"/>
    </style:style>
    <style:style style:name="P23" style:family="paragraph" style:parent-style-name="Standard">
      <style:paragraph-properties fo:margin-left="0cm" fo:margin-right="0cm" fo:text-indent="0cm" style:auto-text-indent="false">
        <style:tab-stops>
          <style:tab-stop style:position="15.686cm"/>
        </style:tab-stops>
      </style:paragraph-properties>
      <style:text-properties fo:font-weight="bold" style:font-weight-asian="bold" style:font-weight-complex="bold"/>
    </style:style>
    <style:style style:name="P24" style:family="paragraph" style:parent-style-name="Standard">
      <style:paragraph-properties fo:margin-left="0cm" fo:margin-right="0cm" fo:text-indent="0cm" style:auto-text-indent="false">
        <style:tab-stops>
          <style:tab-stop style:position="15.686cm"/>
        </style:tab-stops>
      </style:paragraph-properties>
      <style:text-properties fo:font-style="italic" style:font-style-asian="italic" style:font-style-complex="italic"/>
    </style:style>
    <style:style style:name="P25" style:family="paragraph" style:parent-style-name="Standard">
      <style:paragraph-properties fo:margin-left="0cm" fo:margin-right="0cm" fo:text-indent="0cm" style:auto-text-indent="false">
        <style:tab-stops>
          <style:tab-stop style:position="15.686cm"/>
        </style:tab-stops>
      </style:paragraph-properties>
      <style:text-properties fo:font-size="12pt" style:font-size-asian="12pt" style:font-size-complex="12pt"/>
    </style:style>
    <style:style style:name="P26"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27" style:family="paragraph" style:parent-style-name="Standard">
      <style:paragraph-properties>
        <style:tab-stops>
          <style:tab-stop style:position="6.932cm"/>
        </style:tab-stops>
      </style:paragraph-properties>
    </style:style>
    <style:style style:name="P28" style:family="paragraph" style:parent-style-name="Standard" style:list-style-name="WW8Num1">
      <style:paragraph-properties fo:margin-left="2.521cm" fo:margin-right="0cm" fo:text-indent="-0.635cm" style:auto-text-indent="false">
        <style:tab-stops>
          <style:tab-stop style:position="17.644cm"/>
        </style:tab-stops>
      </style:paragraph-properties>
    </style:style>
    <style:style style:name="P29" style:family="paragraph" style:parent-style-name="Standard" style:list-style-name="WW8Num1">
      <style:paragraph-properties fo:margin-left="2.521cm" fo:margin-right="0cm" fo:text-indent="-0.635cm" style:auto-text-indent="false">
        <style:tab-stops>
          <style:tab-stop style:position="17.644cm"/>
          <style:tab-stop style:position="23.306cm"/>
        </style:tab-stops>
      </style:paragraph-properties>
    </style:style>
    <style:style style:name="P30" style:family="paragraph" style:parent-style-name="Standard" style:list-style-name="WW8Num2">
      <style:paragraph-properties fo:margin-left="2.521cm" fo:margin-right="0cm" fo:text-indent="-0.635cm" style:auto-text-indent="false">
        <style:tab-stops>
          <style:tab-stop style:position="17.644cm"/>
          <style:tab-stop style:position="23.306cm"/>
        </style:tab-stops>
      </style:paragraph-properties>
    </style:style>
    <style:style style:name="P31" style:family="paragraph" style:parent-style-name="Standard" style:list-style-name="WW8Num2">
      <style:paragraph-properties fo:margin-left="2.521cm" fo:margin-right="0cm" fo:text-indent="-0.635cm" style:auto-text-indent="false">
        <style:tab-stops>
          <style:tab-stop style:position="17.644cm"/>
          <style:tab-stop style:position="23.306cm"/>
        </style:tab-stops>
      </style:paragraph-properties>
      <style:text-properties style:text-line-through-style="none" fo:font-style="normal" style:font-style-asian="normal" style:font-style-complex="normal"/>
    </style:style>
    <style:style style:name="P32" style:family="paragraph" style:parent-style-name="Standard">
      <style:paragraph-properties fo:margin-left="0cm" fo:margin-right="0cm" fo:text-indent="0cm" style:auto-text-indent="false">
        <style:tab-stops>
          <style:tab-stop style:position="15.686cm"/>
        </style:tab-stops>
      </style:paragraph-properties>
    </style:style>
    <style:style style:name="P33" style:family="paragraph" style:parent-style-name="Standard">
      <style:paragraph-properties fo:margin-left="0cm" fo:margin-right="0cm" fo:text-indent="0cm" style:auto-text-indent="false">
        <style:tab-stops>
          <style:tab-stop style:position="6.932cm"/>
        </style:tab-stops>
      </style:paragraph-properties>
      <style:text-properties fo:font-weight="bold" style:font-weight-asian="bold" style:font-weight-complex="bold"/>
    </style:style>
    <style:style style:name="P34" style:family="paragraph" style:parent-style-name="Standard">
      <style:paragraph-properties fo:margin-left="1.251cm" fo:margin-right="0cm" fo:text-indent="0cm" style:auto-text-indent="false">
        <style:tab-stops>
          <style:tab-stop style:position="15.686cm"/>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font-style="italic" style:font-style-asian="italic" style:font-style-complex="italic"/>
    </style:style>
    <style:style style:name="T5" style:family="text">
      <style:text-properties style:text-line-through-style="solid"/>
    </style:style>
    <style:style style:name="T6" style:family="text">
      <style:text-properties fo:font-size="12pt" style:font-size-asian="12pt" style:font-size-complex="12pt"/>
    </style:style>
    <style:style style:name="T7" style:family="text">
      <style:text-properties style:text-line-through-style="none"/>
    </style:style>
    <style:style style:name="T8" style:family="text">
      <style:text-properties fo:font-size="10pt" style:font-size-asian="10pt" style:font-size-complex="10pt"/>
    </style:style>
    <style:style style:name="T9" style:family="text">
      <style:text-properties fo:font-size="9pt" style:font-size-asian="9pt" style:font-size-complex="9pt"/>
    </style:style>
    <style:style style:name="T10" style:family="text">
      <style:text-properties style:font-weight-asian="bold"/>
    </style:style>
    <style:style style:name="T11" style:family="text">
      <style:text-properties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Fonctions plugin monitoring</text:p>
      <text:p text:style-name="P10"/>
      <text:p text:style-name="P18">Le monitoring est complètement utilisable en étant géré par le serveur de l'application ou un serveur de collecte y compris diverses adaptations et paramétrages pour Médiavision (novaforge à voir).</text:p>
      <text:p text:style-name="P2"><text:tab/><text:tab/><text:tab/><text:tab/><text:tab/><text:tab/>Prototype</text:p>
      <text:p text:style-name="P3">Proto V0 : Requêtes HTTP </text:p>
      <text:p text:style-name="Standard"><text:span text:style-name="T2"><text:tab/><text:tab/><text:tab/><text:tab/><text:tab/> <text:tab/><text:tab/><text:tab/><text:tab/><text:tab/><text:tab/><text:tab/></text:span><text:span text:style-name="T3">(fait)</text:span></text:p>
      <text:p text:style-name="P9">Liste des requêtes HTTP avec pour chacune :</text:p>
      <text:list xml:id="list34267855" text:style-name="WW8Num1">
        <text:list-item>
          <text:p text:style-name="P28">Nombre de hits</text:p>
        </text:list-item>
        <text:list-item>
          <text:p text:style-name="P28">Temps de réponse moyen</text:p>
        </text:list-item>
        <text:list-item>
          <text:p text:style-name="P28">Écart-type des temps de réponse</text:p>
        </text:list-item>
        <text:list-item>
          <text:p text:style-name="P28">Temps de réponse maximum</text:p>
        </text:list-item>
        <text:list-item>
          <text:p text:style-name="P28">Somme des temps de réponse</text:p>
        </text:list-item>
        <text:list-item>
          <text:p text:style-name="P29">Pourcentage de la somme des temps de réponse par rapport à toutes les requêtes</text:p>
        </text:list-item>
        <text:list-item>
          <text:p text:style-name="P29">Taille moyenne du flux HTTP sortant</text:p>
        </text:list-item>
        <text:list-item>
          <text:p text:style-name="P29">Pourcentage d'erreur système (remontant jusqu'au filtre HTTP sous forme d'exception ou d'erreur 500)</text:p>
        </text:list-item>
      </text:list>
      <text:p text:style-name="P17">La liste est triée par somme des temps de réponse décroissante, agrégée sans paramètres dynamiques dans les URL. Les valeurs sont enregistrées entre les redémarrages du serveur <text:s/>et contiennent les requêtes <text:span text:style-name="T4">depuis la dernière réinitialisation</text:span> <text:span text:style-name="T5">de la journée : ré-initialisation à 0h</text:span>. Un premier tableau de synthèse est une agrégation globale de toutes les requêtes.</text:p>
      <text:p text:style-name="P17"/>
      <text:p text:style-name="P10">Et aussi des informations systèmes : nom et version de java, nom et version du serveur d'application, mémoire libre java, pourcentage d'utilisation, taux de charge de l'os (system load), et si possible nom et version du driver JDBC et de la BdD.</text:p>
      <text:p text:style-name="P10"/>
      <text:p text:style-name="P1">Version 1 : intégration</text:p>
      <text:p text:style-name="P1">(Minimum pour Médiavision : v1.2 avec JDK 1,5)</text:p>
      <text:p text:style-name="P5"><text:span text:style-name="T2">V1.0 : Courbes <text:tab/><text:tab/><text:tab/><text:tab/><text:tab/><text:tab/><text:tab/><text:tab/> <text:s text:c="8"/></text:span><text:span text:style-name="T3">(fait)</text:span></text:p>
      <text:p text:style-name="P10">Courbe des temps de réponse HTTP au cours de la journée sur 1 jour, sur 1 semaine, sur 1 mois, sur 1 an, avec persistance sur fichiers temporaires du serveur d'application.</text:p>
      <text:p text:style-name="P10">Idem temps de réponse : courbe de l'évolution mémoire java, de l'évolution cpu du processus java, de l'évolution du taux de charge de l'os (system load) si JDK 1.6, de l'évolution du nombre de sessions utilisateurs.</text:p>
      <text:p text:style-name="P10">Courbes d'évolution pour chaque requête dans tableau détaillé.</text:p>
      <text:p text:style-name="P10"/>
      <text:p text:style-name="P5"><text:span text:style-name="T2">V1.1 : Liste des requêtes SQL<text:tab/><text:tab/><text:tab/><text:tab/><text:tab/><text:tab/><text:tab/><text:tab/> <text:s text:c="6"/></text:span><text:span text:style-name="T3">(fait)</text:span></text:p>
      <text:p text:style-name="P10">Liste des requêtes SQL comme requêtes HTTP, avec courbe d'évolution</text:p>
      <text:p text:style-name="P10">Ajout du nombre moyen de requêtes SQL (et du temps total SQL moyen) par requête HTTP dans la liste des requêtes HTTP (c'est-à-dire avec un contexte d'exécution par thread java en utilisant un ThreadLocal initialisé au début de la requête http).</text:p>
      <text:p text:style-name="P6"/>
      <text:p text:style-name="P5"><text:span text:style-name="T2">V1.2 : Utilisation SVN de Novaforge-v1 <text:tab/><text:tab/><text:tab/><text:tab/><text:tab/><text:tab/><text:tab/> <text:s text:c="4"/></text:span><text:span text:style-name="T3">(fait)</text:span></text:p>
      <text:p text:style-name="P4"/>
      <text:p text:style-name="P5"><text:span text:style-name="T2">V1.3 : Déploiement sur Médiavision puis sur Médiaforge<text:tab/><text:tab/> <text:s text:c="2"/></text:span><text:span text:style-name="T3">(fait sur Médiavision)</text:span></text:p>
      <text:p text:style-name="P4"/>
      <text:p text:style-name="P5"><text:span text:style-name="T2">V1.4 : Administration projet et RPM plugin + tomcat ou jetty dans NovaForge </text:span><text:span text:style-name="T3">(à faire, long)</text:span></text:p>
      <text:p text:style-name="P10">IHM pour URLs des serveurs d'application et période d'échantillonnage ?</text:p>
      <text:p text:style-name="P20"/>
      <text:p text:style-name="P5"><text:soft-page-break/><text:span text:style-name="T2">V1.5 : Serveur de collecte<text:tab/><text:tab/><text:tab/><text:tab/><text:tab/><text:tab/><text:tab/><text:tab/> <text:s text:c="4"/></text:span><text:span text:style-name="T3">(fait)</text:span></text:p>
      <text:p text:style-name="P10">Paramétrage URLs des serveurs d'application.</text:p>
      <text:p text:style-name="P10">Paramétrage période d'échantillonnage.</text:p>
      <text:p text:style-name="P10">Collecte (avec échange par sérialisation <text:span text:style-name="T5">ou XML</text:span>) et stockage avec serveur java séparé (Base RRD en Java<text:span text:style-name="T5"> ou bien base relationnelle</text:span>). Le stockage est par catégorie de requêtes (HTTP, SQL, WS, etc …) et par application.</text:p>
      <text:p text:style-name="P12">Authentification (par adresse IP telle que 127.0.0.1) du serveur de collecte sur l'agent du serveur d'application et éventuellement des utilisateurs sur le serveur de collecte (par adresses IP des utilisateurs).</text:p>
      <text:p text:style-name="P19"/>
      <text:p text:style-name="P5"><text:span text:style-name="T2">V1.7 : Gestion de cluster<text:tab/><text:tab/><text:tab/><text:tab/><text:tab/><text:tab/><text:tab/><text:tab/> <text:s text:c="4"/></text:span><text:span text:style-name="T3">(fait)</text:span></text:p>
      <text:p text:style-name="P10">Agrégation dans le serveur de collecte entre plusieurs serveurs d'application en cluster.</text:p>
      <text:p text:style-name="P4"/>
      <text:p text:style-name="P5"><text:span text:style-name="T2">V1.8: Gestion de seuils fixes<text:tab/> <text:s text:c="3"/><text:tab/><text:tab/><text:tab/><text:tab/><text:tab/><text:tab/><text:tab/> <text:s text:c="4"/></text:span><text:span text:style-name="T3">(fait)</text:span></text:p>
      <text:p text:style-name="P10">Des seuils sont définis (paramétrables avec filtre) par catégorie de requêtes sur les temps de réponse. Ces seuils sont utilisés pour afficher les valeurs moyennes des temps de réponse avec une couleur orange si la valeur dépasse le seuil 'warning' et une couleur rouge si la valeur dépasse le seuil 'severe'.</text:p>
      <text:p text:style-name="P10">Le tableau de synthèse avec l'agrégation globale est complétée avec 2 lignes comportant les temps et le pourcentage des requêtes 'warning' et ceux des requêtes 'severe' (permet la gestion d'un SLA ou niveau de service).</text:p>
      <text:p text:style-name="P10"/>
      <text:p text:style-name="P14">Il peut être envisagé d'ajouter des actions de filtrage dans l'IHM pour n'avoir que les valeurs dépassant le seuil 'severe' ou le seuil 'warning'.</text:p>
      <text:p text:style-name="P24"/>
      <text:p text:style-name="P5"><text:span text:style-name="T2">V1.9 : Compléments historiques des requêtes (assez facile)<text:tab/><text:tab/><text:tab/> <text:s text:c="10"/><text:tab/> <text:s text:c="4"/></text:span><text:span text:style-name="T3">(fait)</text:span></text:p>
      <text:p text:style-name="P10">Listes existantes des requêtes HTTP / SQL par période comme pour les graphs (en plus des statistiques depuis la dernière réinitialisation) :</text:p>
      <text:list xml:id="list34267940" text:style-name="WW8Num2">
        <text:list-item>
          <text:p text:style-name="P30">agrégées pour dernière journée, <text:line-break/>(nécessite nouveaux stockages et agrégations, alimentées par les deltas existants, des counters par jour et par mois)</text:p>
        </text:list-item>
        <text:list-item>
          <text:p text:style-name="P30">agrégées pour les 7 derniers jours, </text:p>
        </text:list-item>
        <text:list-item>
          <text:p text:style-name="P30">agrégées pour les 31 derniers jours, </text:p>
        </text:list-item>
        <text:list-item>
          <text:p text:style-name="P30">agrégées pour les 366 derniers jours,</text:p>
        </text:list-item>
        <text:list-item>
          <text:p text:style-name="P30">agrégées depuis le démarrage,</text:p>
        </text:list-item>
        <text:list-item>
          <text:p text:style-name="P31">triable par colonne</text:p>
        </text:list-item>
      </text:list>
      <text:p text:style-name="P20"/>
      <text:p text:style-name="P5"><text:span text:style-name="T2">V1.10 : IHM : Personnalisation affichage des graphiques (assez facile)<text:tab/> <text:s text:c="3"/><text:tab/></text:span><text:span text:style-name="T3">(à faire)</text:span></text:p>
      <text:p text:style-name="P10">Ajouter croix en javascript quand la souris passe sur un graphique pour pouvoir l'enlever de la vue (persistance en cookie) et des liens à côté pour pouvoir les remettre : permet de simplifier la vue en enlevant les détails non importants dans le contexte d'une application.</text:p>
      <text:p text:style-name="P4"/>
      <text:p text:style-name="P5"><text:span text:style-name="T2">V1.11 : IHM : Redimensionnement des graphiques zoomés (facile)<text:tab/><text:tab/><text:tab/></text:span><text:span text:style-name="T3">(fait)</text:span></text:p>
      <text:p text:style-name="P10">Ajouter un slider dans la page des graphiques zoomés pour pouvoir redimensionner un graphique à la taille de la page et ainsi pour avoir plus de précision. Utiliser slider.js de script.aculo.us comme lambaprobe.</text:p>
      <text:p text:style-name="P4"/>
      <text:p text:style-name="P5"><text:span text:style-name="T2">V1.12 : Tests d'intégration (long)<text:tab/><text:tab/><text:tab/><text:tab/><text:tab/><text:tab/> <text:s text:c="4"/><text:tab/><text:tab/></text:span><text:span text:style-name="T3">(à faire)</text:span></text:p>
      <text:p text:style-name="P10">Tests sous JBoss (pour Bred par ex.), en particulier du monitoring sql avec DataSource</text:p>
      <text:p text:style-name="P10">Tests sous Jonas (pour Grégoire par ex.), en particulier du monitoring sql avec DataSource</text:p>
      <text:p text:style-name="P15">Tests en charge (avec JMeter ou Monkee) pour vérifier overhead du monitoring &lt; a 10%<text:span text:style-name="T7"> (tests de charge non nécessaires car une collecte est rapide et on peut être confiant sur le </text:span><text:soft-page-break/><text:span text:style-name="T7">reste : on vérifiera la durée de la collecte sur les rapports en vrai)</text:span></text:p>
      <text:p text:style-name="P10">Envisager MonitoringInitialContextFactory comme alternative pour la DataSource.</text:p>
      <text:p text:style-name="P4"/>
      <text:p text:style-name="P5"><text:span text:style-name="T2">V1.13 : Données sur les threads java (assez facile)<text:tab/><text:tab/><text:tab/> <text:s text:c="4"/><text:tab/><text:tab/></text:span><text:span text:style-name="T3">(à finir)</text:span></text:p>
      <text:p text:style-name="P10">Liste des threads avec stacktrace et cpuTime/userTime pour chacun. <text:span text:style-name="T2">(fait)</text:span></text:p>
      <text:p text:style-name="P10">Et affichage du cpu en gras pour les threads actifs récemment, permettant de mettre en évidence un éventuel thread saturant le serveur.</text:p>
      <text:p text:style-name="P10">Et signalement d'alertes sur les éventuels threads dont la stack trace n'a pas changé depuis x minutes (threads bloqués en attente depuis très longtemps sur une requête sql ou un web service).</text:p>
      <text:p text:style-name="P20"/>
      <text:p text:style-name="P5"><text:span text:style-name="T2">V1.14 : Données sur les sessions http (assez facile)<text:tab/><text:tab/> <text:s text:c="3"/><text:tab/> <text:tab/><text:tab/></text:span><text:span text:style-name="T3">(à faire)</text:span></text:p>
      <text:p text:style-name="P10">Nouvelle page de liste des sessions avec pour chacune id, date de création, date de dernière utilisation, date d'expiration, adresse ip (de la dernière requête http), pays avec drapeau (JavaInetLocator.sf.net) et lien vers une page de détail affichant le nom et la valeur par String.valueOf de chacun des attributs et si cette valeur implémente Serializable ou pas (en rouge si pas Serializable).</text:p>
      <text:p text:style-name="P10">La liste des sessions peut être obtenues avec la Map statique existante dans la classe SessionListener.</text:p>
      <text:p text:style-name="P10">Dans la page de détail, il peut être indiqué une estimation de la taille mémoire de cette session et des attributs avec <text:a xlink:type="simple" xlink:href="http://www.codeinstructions.com/2008/12/sizeof-for-java.html">http://www.codeinstructions.com/2008/12/sizeof-for-java.html</text:a></text:p>
      <text:p text:style-name="P10">et il peut être envisagé une recherche du nom par dns (InetAddress.getByName(ip).getCanonicalHostName()) et par whois (<text:a xlink:type="simple" xlink:href="http://svn.jstripe.com/probe/trunk/probe/WEB-INF/src/org/jstripe/tomcat/probe/controllers/WhoisController.java"><text:span text:style-name="T9">http://svn.jstripe.com/probe/trunk/probe/WEB-INF/src/org/jstripe/tomcat/probe/controllers/WhoisController.java</text:span></text:a>)</text:p>
      <text:p text:style-name="P4"/>
      <text:p text:style-name="P5"><text:span text:style-name="T2">V1.15 : Compteurs pour façades métiers<text:tab/><text:tab/><text:tab/> <text:s text:c="4"/><text:tab/><text:tab/><text:tab/><text:tab/> <text:s text:c="3"/></text:span><text:span text:style-name="T3">(fait)</text:span></text:p>
      <text:p text:style-name="P10">A supposer que les façades métiers soient des ejb3 (stateless) comme sur grégoire probablement, envisager un intercepteur ejb du monitoring à déclarer pour tous les ejb stateless (ejb-name « * » ou « *FacadeBean ») de même que le filtre de servlet pour les requêtes http. Voir : <text:a xlink:type="simple" xlink:href="http://www.adam-bien.com/roller/abien/entry/interceptors_ejb_3_for_absolute">http://www.adam-bien.com/roller/abien/entry/interceptors_ejb_3_for_absolute</text:a></text:p>
      <text:p text:style-name="P20"><text:a xlink:type="simple" xlink:href="http://docs.jboss.org/ejb3/app-server/tutorial/interceptor/interceptor.html">http://docs.jboss.org/ejb3/app-server/tutorial/interceptor/interceptor.html</text:a></text:p>
      <text:p text:style-name="P15">Sinon les façades ejb pourraient être trouvées dans l'annuaire jndi et rebindées avec des proxys ?</text:p>
      <text:p text:style-name="P20"/>
      <text:p text:style-name="P4">V1.16 : Activité en cours et identification de requête problématique et non terminée : </text:p>
      <text:p text:style-name="P5"><text:span text:style-name="T2">Requêtes http en cours (assez difficile)<text:tab/><text:tab/><text:tab/><text:tab/><text:tab/><text:tab/><text:tab/><text:tab/> <text:s text:c="2"/></text:span><text:span text:style-name="T3">(à faire)</text:span></text:p>
      <text:p text:style-name="P10">triées par durée d'exécution décroissante, avec pour chaque requête http l'url détaillée de la requête (identifiant et query string compris), la requête sql en cours le cas échéant, la durée d'exécution écoulée (http et sql), la stack-trace du thread en tool-tip et les stats globales (http et sql) ainsi que les courbes de ces requêtes.</text:p>
      <text:p text:style-name="P20"/>
      <text:p text:style-name="P5"><text:span text:style-name="T2">V1.17 : Données jdbc : Si tomcat, extraire des informations de BasicDataSource<text:tab/> <text:s text:c="2"/></text:span><text:span text:style-name="T3">(à faire)</text:span></text:p>
      <text:p text:style-name="P10">Extraire notamment le nombre max de connexions, pour savoir si on en est loin ou pas.</text:p>
      <text:p text:style-name="P10">Par exemple : <text:a xlink:type="simple" xlink:href="http://svn.jstripe.com/probe/branches/1.2.0-stable/tomcat55adaptor/src/org/jstripe/tomcat/probe/beans/TomcatDbcpDatasourceAccessor.java"><text:span text:style-name="T8">http://svn.jstripe.com/probe/branches/1.2.0-stable/tomcat55adaptor/src/org/jstripe/tomcat/probe/beans/TomcatDbcpDatasourceAccessor.java</text:span></text:a></text:p>
      <text:p text:style-name="P25"/>
      <text:p text:style-name="P25"/>
      <text:p text:style-name="P5"><text:span text:style-name="T2">V1.18 : Affichage configuration de la webapp (facile) <text:s/><text:tab/><text:tab/><text:tab/><text:tab/><text:tab/> <text:s text:c="2"/></text:span><text:span text:style-name="T3">(à faire)</text:span></text:p>
      <text:p text:style-name="P16">Afficher le contenu du fichier WEB-INF/web.xml de la webapp et la liste des paramètres du contexte de servlet.</text:p>
      <text:p text:style-name="P25"/>
      <text:p text:style-name="P5"><text:soft-page-break/><text:span text:style-name="T2">V1.19 : Actions IHM : Garbage Collector, Réinitialisation sessions, Heap dump<text:tab/> <text:s text:c="3"/></text:span><text:span text:style-name="T3">(fait)</text:span></text:p>
      <text:p text:style-name="P10">Selon paramètre booléen (désactivé par défaut pour raison de sécurité), ajouter des liens d'actions dans l'ihm au niveau des informations systèmes : après confirmation, déclenchement Garbage Collector, réinitialisation sessions utilisateurs (HttpSession.invalidate), génération heap dump.</text:p>
      <text:p text:style-name="P10">Si il s'agit d'un serveur de collecte, utiliser LabradorRetriever pour déléguer l'action vers le(s) serveur(s) monitoré(s) et pour mettre à jour les informations systèmes après cette action.</text:p>
      <text:p text:style-name="P22"/>
      <text:p text:style-name="P5"><text:span text:style-name="T2">V1.20 : Aide en ligne<text:tab/> <text:tab/><text:tab/><text:tab/><text:tab/><text:tab/><text:tab/><text:tab/> <text:s text:c="2"/></text:span><text:span text:style-name="T3">(à faire)</text:span></text:p>
      <text:p text:style-name="P10">Ajouter une page statique d'aide en ligne pour expliquer l'ihm, les différentes valeurs et si elles sont à un instant t ou sur une période (un point de la période étant par ailleurs un instant t particulier) à destination des exploitants/architectes techniques et des « managers ».</text:p>
      <text:p text:style-name="P10">Cela peut inclure des cas typiques de comportements mémoire (gc mineur/majeur) et cpu (saturation mémoire).</text:p>
      <text:p text:style-name="P22"/>
      <text:p text:style-name="P8">Version 2.0 : rêves</text:p>
      <text:p text:style-name="P4">V2.0 : IHM pour ajouter des applications monitorées dans serveur de collecte</text:p>
      <text:p text:style-name="P10">Pour faciliter le paramétrage dans un serveur de collecte, il serait souhaitable d'avoir une ihm d'administration pour ajouter et supprimer des applications à monitorer (nom d'application et url ou liste d'url). Toutefois, il y a aussi divers autres paramètres utiles.</text:p>
      <text:p text:style-name="P10">Le stockage derrière l'ihm serait certainement un simple fichier xml ou properties, mais cette ihm serait-elle mieux dans le serveur de collecte en java ou bien dans le plugin novaforge pour le monitoring et donc en php …? </text:p>
      <text:p text:style-name="P4"/>
      <text:p text:style-name="P4">V2.1 : Statistiques des web services</text:p>
      <text:p text:style-name="P10">Tableaux de statistiques et graphs des requêtes des web services comme pour les requêtes sql, avec intégration de sonde dans la génération de code des DAO ou avec proxy java ou intercepteur Spring ou mieux avec paramétrage d'une factory java / Axis pour pouvoir ajouter des proxys.</text:p>
      <text:p text:style-name="P20"/>
      <text:p text:style-name="P33">V2.2 : Compléments des compteurs de statistiques avec AOP</text:p>
      <text:p text:style-name="P10">En complément des compteurs http (par filtre de servlet), sql (par proxy de datasource ou de driver) et ejb3 (par intercepteurs ejb3) ou en alternative pour ceux-ci, il peut être envisagé de pouvoir monitorer d'autres composants en déclarant des aspects (AOP) avec un framework tel Spring AOP ou AspectJ d'Eclipse ou JAC d'ObjectWeb.</text:p>
      <text:p text:style-name="P10">Les avantages seraient de pouvoir paramétrer les aspects et d'autres composants (autre que http, sql et ejb3) à monitorer sans nécessiter de toucher aux sources java et par exemple de monitorer des façades métiers ou de services existantes qui ne seraient pas en ejb3.</text:p>
      <text:p text:style-name="P10">Les inconvénients seraient une dépendance à un framework non standard JavaEE et surtout des risques vis-à-vis des chargements de classes (hiérarchie de ClassLoader) qui ont des comportements variés entre les différents serveurs d'application.</text:p>
      <text:p text:style-name="P20"/>
      <text:p text:style-name="P5"><text:span text:style-name="T2">V2.3 : Mail &amp; alertes</text:span></text:p>
      <text:p text:style-name="P11">Envoi des compteurs par mail à un ou plusieurs administrateur(s) par exemple une fois par semaine (en html ou en pdf ?).</text:p>
      <text:p text:style-name="P10">Affichage d'un tableau d'évènement d'alertes et/ou envoi de mails d'alerte à un ou plusieurs administrateur(s) en cas de dépassement d'un seuil (attention à ne pas saturer les destinataires avec les mails d'alertes en cas de phénomènes d'hystérésis : prévoir une temporisation entre les alertes).</text:p>
      <text:p text:style-name="P5"/>
      <text:p text:style-name="P4">V2.5 : Drill-down entre requêtes HTTP, services, SQL</text:p>
      <text:p text:style-name="P10"><text:soft-page-break/>Arborescence navigable des requêtes HTTP, façades métiers jusqu'aux requêtes SQL concernées, triées par temps de réponse moyen décroissant.</text:p>
      <text:p text:style-name="P5"/>
      <text:p text:style-name="P4">V2.6 : Suivi des requêtes entre plusieurs sous-systèmes physiquement séparés</text:p>
      <text:p text:style-name="P10">Centralisation dans serveur de collecte des statistiques pour chaque sous-système. Et liaison des requêtes entre les sous-systèmes notamment dans le drill-down (par ex. HTTP, façade, WS, sql dans façades et WS).</text:p>
      <text:p text:style-name="P5"/>
      <text:p text:style-name="P4">V2.7 : Exports</text:p>
      <text:p text:style-name="P10">Export des tableaux en csv. </text:p>
      <text:p text:style-name="P10">Rapport en PDF avec images incluses en utilisant iText (<text:span text:style-name="T2">fait</text:span>).</text:p>
      <text:p text:style-name="P10"/>
      <text:p text:style-name="P4">V2.8 : Graphs pour les envois de mails (facile)</text:p>
      <text:p text:style-name="P10">Monitoring des envois de mails comme pour les requêtes sql (hits, temps, erreurs...) avec rebinding de l'éventuelle session mail dans JNDI tout comme le rebinding de DataSource jdbc (et idem jdbc dans MonitoringInitialContextFactory)</text:p>
      <text:p text:style-name="P23"/>
      <text:p text:style-name="P4">V2.9 : Autres graphiques et tableaux</text:p>
      <text:p text:style-name="P10">Par exemple, sessions par jour, durée moyenne par session, pourcentage de sessions par type de navigateur, par langue, par os (camemberts avec Google Charts ou JFreechart).</text:p>
      <text:p text:style-name="P13"><text:span text:style-name="T6">S'inspirer de LambaProbe (</text:span><text:a xlink:type="simple" xlink:href="http://demo.lambdaprobe.org/probe/index.htm"><text:span text:style-name="T6">http://demo.lambdaprobe.org/probe/index.htm</text:span></text:a><text:span text:style-name="T6">, demo/demo), visual vm, jxinsight, wily ou de Google Analytics pour les styles, effets ou données</text:span></text:p>
      <text:p text:style-name="P20"/>
      <text:p text:style-name="P4">V2.10 : Plugins pour extensions</text:p>
      <text:p text:style-name="P10">Plugins affichés sous formes d'onglets pour afficher des rapports tiers (par exemple si base de données Oracle : requêtes aux temps cumulés les plus longs dans la SGA, état des sessions, état des tablespaces, ratios, paramètres et si v11G alors résultat html du monitoring sql comme http://structureddata.org/2008/01/06/oracle-11g-real-time-sql-monitoring-using-dbms_sqltunereport_sql_monitor/ … : nécessite un utilisateur avec grant select any dictionnary).</text:p>
      <text:p text:style-name="P10"/>
      <text:p text:style-name="P4">V2.11 : Autres formats de communication</text:p>
      <text:p text:style-name="P10">Selon demandes clients, envisager d'autres formats de communication entre l'application monitorée et notamment le serveur de collecte. Il peut être envisagé xml et/ou JMX (JMX a-t-il un sens pour cette communication spécifique ?).</text:p>
      <text:p text:style-name="P20"/>
      <text:p text:style-name="P4">V2.12 : API J2EE management</text:p>
      <text:p text:style-name="P20">Voir quels serveurs (Jonas, Glassfish, Jboss … ?) implémentent l'api JMX j2ee management (<text:a xlink:type="simple" xlink:href="http://java.sun.com/javaee/5/docs/api/javax/management/j2ee/statistics/package-summary.html">http://java.sun.com/javaee/5/docs/api/javax/management/j2ee/statistics/package-summary.html</text:a>) et ce que l'on peut faire en plus ou en mieux avec ça.</text:p>
      <text:p text:style-name="P21"/>
      <text:p text:style-name="P7">Et la documentation au fur et à mes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charset="x-symbol"/>
    <style:font-face style:name="Wingdings 2" svg:font-family="'Wingdings 2'" style:font-charset="x-symbol"/>
    <style:font-face style:name="StarSymbol" svg:font-family="StarSymbol, 'Arial Unicode MS'"/>
    <style:font-face style:name="Tahoma1" svg:font-family="Tahoma"/>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fr" fo:country="FR"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0-20T12:09:33</meta:creation-date>
    <meta:editing-cycles>239</meta:editing-cycles>
    <meta:editing-duration>PT06H13M18S</meta:editing-duration>
    <dc:date>2009-01-28T14:24:21.13</dc:date>
    <dc:creator>Emeric Vernat</dc:creator>
    <meta:generator>OpenOffice.org/3.0$Win32 OpenOffice.org_project/300m9$Build-9358</meta:generator>
    <meta:document-statistic meta:table-count="0" meta:image-count="0" meta:object-count="0" meta:page-count="5" meta:paragraph-count="116" meta:word-count="2120" meta:character-count="14203"/>
    <meta:user-defined meta:name="Info 1"/>
    <meta:user-defined meta:name="Info 2"/>
    <meta:user-defined meta:name="Info 3"/>
    <meta:user-defined meta:name="Info 4"/>
  </office:meta>
</office:document-meta>
</file>